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75.05pt"/>
    </style:style>
    <style:style style:name="co6" style:family="table-column">
      <style:table-column-properties fo:break-before="auto" style:column-width="142.64pt"/>
    </style:style>
    <style:style style:name="co7" style:family="table-column">
      <style:table-column-properties fo:break-before="auto" style:column-width="137.65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&quot;Cystopteris fragilis (L.) Bernh. sensu Verdc.&quot;" office:value-type="string" office:string-value="Cystopteris fragilis (L.) Bernh. sensu Verdc." calcext:value-type="string">
            <text:p>Cystopteris fragilis (L.) Bernh. sensu Verdc.</text:p>
          </table:table-cell>
          <table:table-cell table:style-name="ce2" table:formula="of:=&quot;(L.) Bernh. sensu Verdc.&quot;" office:value-type="string" office:string-value="(L.) Bernh. sensu Verdc." calcext:value-type="string">
            <text:p>(L.) Bernh. sensu Verdc.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Cystopteris</text:p>
          </table:table-cell>
          <table:table-cell table:style-name="ce3" office:value-type="string" calcext:value-type="string">
            <text:p>fragili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sensu in authorship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4:37:01.840864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4:39:18.812159389</dc:date>
    <meta:editing-duration>PT8M54S</meta:editing-duration>
    <meta:editing-cycles>3</meta:editing-cycles>
    <meta:generator>LibreOffice/6.0.7.3$Linux_X86_64 LibreOffice_project/00m0$Build-3</meta:generator>
    <meta:document-statistic meta:table-count="9" meta:cell-count="78" meta:object-count="0"/>
  </office:meta>
</office:document-meta>
</file>